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officeooo:rsid="000e9a9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Model Factories</text:h>
      <text:list text:style-name="L1">
        <text:list-item>
          <text:p text:style-name="P2"><text:span text:style-name="Strong_20_Emphasis">UserFactory</text:span></text:p>
          <text:list>
            <text:list-item>
              <text:p text:style-name="P3">Create various user types (<text:span text:style-name="Source_20_Text">student</text:span>, <text:span text:style-name="Source_20_Text">teacher</text:span>) with necessary attributes like <text:span text:style-name="Source_20_Text">email</text:span>, <text:span text:style-name="Source_20_Text">password</text:span>, <text:span text:style-name="Source_20_Text">first_name</text:span>, <text:span text:style-name="Source_20_Text">last_name</text:span>, etc.</text:p>
              <text:p text:style-name="P3"/>
            </text:list-item>
          </text:list>
        </text:list-item>
        <text:list-item>
          <text:p text:style-name="P2"><text:span text:style-name="Strong_20_Emphasis">AddressFactory</text:span></text:p>
          <text:list>
            <text:list-item>
              <text:p text:style-name="P3">Generate address data linked to a user. Include realistic values for <text:span text:style-name="Source_20_Text">street_address</text:span>, <text:span text:style-name="Source_20_Text">post_code</text:span>, <text:span text:style-name="Source_20_Text">city</text:span>, and <text:span text:style-name="Source_20_Text">country</text:span>.</text:p>
            </text:list-item>
          </text:list>
        </text:list-item>
        <text:list-item>
          <text:p text:style-name="P2"><text:span text:style-name="Strong_20_Emphasis">TeacherFactory</text:span></text:p>
          <text:list>
            <text:list-item>
              <text:p text:style-name="P3">Automatically link a <text:span text:style-name="Source_20_Text">Teacher</text:span> instance to a <text:span text:style-name="Source_20_Text">User</text:span> with the role <text:span text:style-name="Source_20_Text">teacher</text:span>.</text:p>
              <text:p text:style-name="P3"/>
            </text:list-item>
          </text:list>
        </text:list-item>
        <text:list-item>
          <text:p text:style-name="P2"><text:span text:style-name="Strong_20_Emphasis">StudentFactory</text:span></text:p>
          <text:list>
            <text:list-item>
              <text:p text:style-name="P3">Similar to <text:span text:style-name="Source_20_Text">TeacherFactory</text:span>, but linked to a <text:span text:style-name="Source_20_Text">User</text:span> with the role <text:span text:style-name="Source_20_Text">student</text:span>.</text:p>
              <text:p text:style-name="P3"/>
            </text:list-item>
          </text:list>
        </text:list-item>
        <text:list-item>
          <text:p text:style-name="P2"><text:span text:style-name="Strong_20_Emphasis">CourseFactory</text:span></text:p>
          <text:list>
            <text:list-item>
              <text:p text:style-name="P3">Create <text:span text:style-name="Source_20_Text">Course</text:span> instances with attributes like <text:span text:style-name="Source_20_Text">course_name</text:span>, <text:span text:style-name="Source_20_Text">course_start_date</text:span>, and deadlines (<text:span text:style-name="Source_20_Text">midterm_deadline</text:span>, <text:span text:style-name="Source_20_Text">final_deadline</text:span>).</text:p>
            </text:list-item>
          </text:list>
        </text:list-item>
        <text:list-item>
          <text:p text:style-name="P2"><text:span text:style-name="Strong_20_Emphasis">EnrollmentFactory</text:span></text:p>
          <text:list>
            <text:list-item>
              <text:p text:style-name="P3">Generate enrollments by linking a <text:span text:style-name="Source_20_Text">Student</text:span> to a <text:span text:style-name="Source_20_Text">Course</text:span>.</text:p>
            </text:list-item>
          </text:list>
        </text:list-item>
        <text:list-item>
          <text:p text:style-name="P2"><text:span text:style-name="Strong_20_Emphasis">FeedbackFactory</text:span></text:p>
          <text:list>
            <text:list-item>
              <text:p text:style-name="P3">Create feedback linked to an <text:span text:style-name="Source_20_Text">Enrollment</text:span>.</text:p>
            </text:list-item>
          </text:list>
        </text:list-item>
        <text:list-item>
          <text:p text:style-name="P2"><text:span text:style-name="Strong_20_Emphasis">MessageFactory</text:span></text:p>
          <text:list>
            <text:list-item>
              <text:p text:style-name="P3">Generate messages with fields such as <text:span text:style-name="Source_20_Text">reference_id</text:span>, <text:span text:style-name="Source_20_Text">message</text:span>, <text:span text:style-name="Source_20_Text">author</text:span>, <text:span text:style-name="Source_20_Text">isRead</text:span>, <text:span text:style-name="Source_20_Text">type</text:span>, and <text:span text:style-name="Source_20_Text">extraData</text:span>.</text:p>
            </text:list-item>
          </text:list>
        </text:list-item>
      </text:list>
      <text:p text:style-name="Standard"/>
      <text:p text:style-name="Standard"/>
      <text:h text:style-name="Heading_20_3" text:outline-level="3">Potential Tests</text:h>
      <text:list text:style-name="L2">
        <text:list-item>
          <text:p text:style-name="P5"><text:span text:style-name="Strong_20_Emphasis">User Model Tests</text:span></text:p>
          <text:list>
            <text:list-item>
              <text:p text:style-name="P6">Verify that a <text:span text:style-name="Source_20_Text">User</text:span> can be created with different roles (<text:span text:style-name="Source_20_Text">student</text:span>, <text:span text:style-name="Source_20_Text">teacher</text:span>).</text:p>
              <text:p text:style-name="P6"/>
            </text:list-item>
          </text:list>
        </text:list-item>
        <text:list-item>
          <text:p text:style-name="P5"><text:span text:style-name="Strong_20_Emphasis">Address Model Tests</text:span></text:p>
          <text:list>
            <text:list-item>
              <text:p text:style-name="P6">Ensure that an <text:span text:style-name="Source_20_Text">Address</text:span> can be created and linked to a <text:span text:style-name="Source_20_Text">User</text:span>.</text:p>
            </text:list-item>
          </text:list>
        </text:list-item>
      </text:list>
      <text:p text:style-name="P4"/>
      <text:list text:continue-numbering="true" text:style-name="L2">
        <text:list-item>
          <text:p text:style-name="P5"><text:span text:style-name="Strong_20_Emphasis">Teacher and Student Model Tests</text:span></text:p>
          <text:list>
            <text:list-item>
              <text:p text:style-name="P6">Test that a <text:span text:style-name="Source_20_Text">Teacher</text:span> or <text:span text:style-name="Source_20_Text">Student</text:span> instance is correctly linked to a <text:span text:style-name="Source_20_Text">User</text:span> and can be created with a <text:span text:style-name="Source_20_Text">profile_picture</text:span>.</text:p>
              <text:p text:style-name="P6"/>
            </text:list-item>
          </text:list>
        </text:list-item>
        <text:list-item>
          <text:p text:style-name="P5"><text:soft-page-break/><text:span text:style-name="Strong_20_Emphasis">Course Model Tests</text:span></text:p>
          <text:list>
            <text:list-header>
              <text:p text:style-name="P6"/>
            </text:list-header>
            <text:list-item>
              <text:p text:style-name="P6">Test the <text:span text:style-name="Source_20_Text">enrolled_student_count()</text:span> method accurately counts enrolled students.</text:p>
              <text:p text:style-name="P6"/>
            </text:list-item>
          </text:list>
        </text:list-item>
        <text:list-item>
          <text:p text:style-name="P5"><text:span text:style-name="Strong_20_Emphasis">Enrollment Model Tests</text:span></text:p>
          <text:list>
            <text:list-item>
              <text:p text:style-name="P6">Test that an <text:span text:style-name="Source_20_Text">Enrollment</text:span> is correctly created linking a <text:span text:style-name="Source_20_Text">Student</text:span> to a <text:span text:style-name="Source_20_Text">Course</text:span>.</text:p>
              <text:p text:style-name="P6"/>
            </text:list-item>
          </text:list>
        </text:list-item>
        <text:list-item>
          <text:p text:style-name="P5"><text:span text:style-name="Strong_20_Emphasis">Feedback Model Tests</text:span></text:p>
          <text:list>
            <text:list-item>
              <text:p text:style-name="P6">Ensure that <text:span text:style-name="Source_20_Text">Feedback</text:span> can be created and linked to an <text:span text:style-name="Source_20_Text">Enrollment</text:span>.</text:p>
              <text:p text:style-name="P6"/>
            </text:list-item>
          </text:list>
        </text:list-item>
        <text:list-item>
          <text:p text:style-name="P5"><text:span text:style-name="Strong_20_Emphasis">Message Model Tests</text:span></text:p>
          <text:list>
            <text:list-item>
              <text:p text:style-name="P6">Verify that a <text:span text:style-name="Source_20_Text">Message</text:span> can be created and linked to a <text:span text:style-name="Source_20_Text">User</text:span>.</text:p>
            </text:list-item>
          </text:list>
        </text:list-item>
      </text:list>
      <text:p text:style-name="P4"/>
      <text:p text:style-name="P4"/>
      <text:h text:style-name="P1" text:outline-level="3">Model Factories</text:h>
      <text:list text:style-name="L3">
        <text:list-item>
          <text:p text:style-name="P7"><text:span text:style-name="Strong_20_Emphasis">RegistrationFormFactory</text:span></text:p>
          <text:list>
            <text:list-item>
              <text:p text:style-name="P8">Create a factory that can simulate the submission of the <text:span text:style-name="Source_20_Text">RegistrationForm</text:span>.</text:p>
            </text:list-item>
            <text:list-item>
              <text:p text:style-name="P8">Use the factory to generate both valid and invalid form submissions, such as mismatched passwords.</text:p>
              <text:p text:style-name="P8"/>
            </text:list-item>
          </text:list>
        </text:list-item>
        <text:list-item>
          <text:p text:style-name="P7"><text:span text:style-name="Strong_20_Emphasis">StudentUpdateFormFactory</text:span></text:p>
          <text:list>
            <text:list-item>
              <text:p text:style-name="P8">Simulate the submission of the <text:span text:style-name="Source_20_Text">StudentUpdateForm</text:span> with fields like <text:span text:style-name="Source_20_Text">profile_picture</text:span>, <text:span text:style-name="Source_20_Text">street_address</text:span>, <text:span text:style-name="Source_20_Text">post_code</text:span>, <text:span text:style-name="Source_20_Text">city</text:span>, and <text:span text:style-name="Source_20_Text">country</text:span>.</text:p>
              <text:p text:style-name="P8"/>
            </text:list-item>
          </text:list>
        </text:list-item>
        <text:list-item>
          <text:p text:style-name="P7"><text:span text:style-name="Strong_20_Emphasis">CourseFormFactory</text:span></text:p>
          <text:list>
            <text:list-item>
              <text:p text:style-name="P8">Generate form submissions for the <text:span text:style-name="Source_20_Text">CourseForm</text:span>, including fields like <text:span text:style-name="Source_20_Text">course_name</text:span>, <text:span text:style-name="Source_20_Text">course_start_date</text:span>, <text:span text:style-name="Source_20_Text">course_length</text:span>, <text:span text:style-name="Source_20_Text">midterm_deadline</text:span>, and <text:span text:style-name="Source_20_Text">final_deadline</text:span>.</text:p>
              <text:p text:style-name="P8"/>
            </text:list-item>
          </text:list>
        </text:list-item>
        <text:list-item>
          <text:p text:style-name="P7"><text:span text:style-name="Strong_20_Emphasis">TeacherUpdateFormFactory</text:span></text:p>
          <text:list>
            <text:list-item>
              <text:p text:style-name="P8">Similar to <text:span text:style-name="Source_20_Text">StudentUpdateFormFactory</text:span>, but for the <text:span text:style-name="Source_20_Text">TeacherUpdateForm</text:span>.</text:p>
              <text:p text:style-name="P7"/>
            </text:list-item>
          </text:list>
        </text:list-item>
      </text:list>
      <text:h text:style-name="Heading_20_3" text:outline-level="3">Potential Tests</text:h>
      <text:list text:style-name="L4">
        <text:list-item>
          <text:p text:style-name="P9"><text:span text:style-name="Strong_20_Emphasis">RegistrationForm Tests</text:span></text:p>
          <text:list>
            <text:list-item>
              <text:list>
                <text:list-item>
                  <text:p text:style-name="P10">Ensure the form properly validates and creates a <text:span text:style-name="Source_20_Text">User</text:span> with the appropriate <text:span text:style-name="Source_20_Text">user_type</text:span> (<text:span text:style-name="Source_20_Text">student</text:span> or <text:span text:style-name="Source_20_Text">teacher</text:span>).</text:p>
                </text:list-item>
                <text:list-item>
                  <text:p text:style-name="P10">Test that the password and confirm password fields must match.</text:p>
                  <text:p text:style-name="P10"/>
                </text:list-item>
              </text:list>
            </text:list-item>
          </text:list>
        </text:list-item>
      </text:list>
      <text:p text:style-name="P4"><text:soft-page-break/><text:span text:style-name="Strong_20_Emphasis"/></text:p>
      <text:list text:continue-numbering="true" text:style-name="L4">
        <text:list-item>
          <text:list>
            <text:list-header>
              <text:p text:style-name="P10"><text:span text:style-name="Strong_20_Emphasis"/></text:p>
            </text:list-header>
          </text:list>
        </text:list-item>
        <text:list-item>
          <text:p text:style-name="P9"><text:span text:style-name="Strong_20_Emphasis">StudentUpdateForm Tests</text:span></text:p>
          <text:list>
            <text:list-item>
              <text:list>
                <text:list-item>
                  <text:p text:style-name="P10">Verify that submitting the form updates the <text:span text:style-name="Source_20_Text">Student</text:span> profile and the associated <text:span text:style-name="Source_20_Text">Address</text:span> instance.</text:p>
                  <text:p text:style-name="P10"/>
                </text:list-item>
              </text:list>
            </text:list-item>
          </text:list>
        </text:list-item>
        <text:list-item>
          <text:p text:style-name="P9"><text:span text:style-name="Strong_20_Emphasis">CourseForm Tests</text:span></text:p>
          <text:list>
            <text:list-item>
              <text:list>
                <text:list-item>
                  <text:p text:style-name="P10">Verify that submitting the form creates or updates the <text:span text:style-name="Source_20_Text">Course</text:span> model instance correctly.</text:p>
                  <text:p text:style-name="P10"/>
                </text:list-item>
              </text:list>
            </text:list-item>
          </text:list>
        </text:list-item>
        <text:list-item>
          <text:p text:style-name="P9"><text:span text:style-name="Strong_20_Emphasis">TeacherUpdateForm Tests</text:span></text:p>
          <text:list>
            <text:list-item>
              <text:list>
                <text:list-item>
                  <text:p text:style-name="P10">Verify that the form submission updates the <text:span text:style-name="Source_20_Text">Teacher</text:span> profile and associated <text:span text:style-name="Source_20_Text">Address</text:span> instance.</text:p>
                </text:list-item>
              </text:list>
            </text:list-item>
          </text:list>
        </text:list-item>
      </text:list>
      <text:p text:style-name="P4"/>
      <text:h text:style-name="Heading_20_3" text:outline-level="3">Potential Tests</text:h>
      <text:list text:style-name="L6">
        <text:list-item>
          <text:p text:style-name="P13"><text:span text:style-name="Strong_20_Emphasis">UserViewSet Tests</text:span></text:p>
          <text:list>
            <text:list-item>
              <text:list>
                <text:list-item>
                  <text:p text:style-name="P14">Test the creation, retrieval, update, and deletion of user objects.</text:p>
                </text:list-item>
              </text:list>
            </text:list-item>
          </text:list>
        </text:list-item>
      </text:list>
      <text:p text:style-name="P4"><text:span text:style-name="Strong_20_Emphasis"/></text:p>
      <text:list text:continue-numbering="true" text:style-name="L6">
        <text:list-item>
          <text:p text:style-name="P13"><text:span text:style-name="Strong_20_Emphasis">AddressViewSet Tests</text:span></text:p>
          <text:list>
            <text:list-item>
              <text:list>
                <text:list-item>
                  <text:p text:style-name="P14">Verify that addresses are correctly associated with the right user.</text:p>
                </text:list-item>
                <text:list-item>
                  <text:p text:style-name="P14"/>
                </text:list-item>
              </text:list>
            </text:list-item>
          </text:list>
        </text:list-item>
        <text:list-item>
          <text:p text:style-name="P13"><text:span text:style-name="Strong_20_Emphasis">StudentViewSet Tests</text:span></text:p>
          <text:list>
            <text:list-item>
              <text:list>
                <text:list-item>
                  <text:p text:style-name="P14">Test retrieval and updating of student profiles.</text:p>
                </text:list-item>
              </text:list>
              <text:p text:style-name="P14"><text:span text:style-name="Strong_20_Emphasis"/></text:p>
            </text:list-item>
          </text:list>
        </text:list-item>
        <text:list-item>
          <text:p text:style-name="P13"><text:span text:style-name="Strong_20_Emphasis">TeacherViewSet Tests</text:span></text:p>
          <text:list>
            <text:list-header>
              <text:p text:style-name="P14"><text:span text:style-name="Strong_20_Emphasis"/></text:p>
              <text:list>
                <text:list-item>
                  <text:p text:style-name="P14">Test retrieval and updating of teacher profiles.</text:p>
                </text:list-item>
              </text:list>
              <text:p text:style-name="P14"><text:span text:style-name="Strong_20_Emphasis"/></text:p>
            </text:list-header>
          </text:list>
        </text:list-item>
        <text:list-item>
          <text:p text:style-name="P13"><text:span text:style-name="Strong_20_Emphasis">CourseViewSet Tests</text:span></text:p>
          <text:list>
            <text:list-item>
              <text:list>
                <text:list-item>
                  <text:p text:style-name="P14">Verify that courses are correctly linked to the teacher who created them.</text:p>
                </text:list-item>
              </text:list>
              <text:p text:style-name="P14"><text:span text:style-name="Strong_20_Emphasis"/></text:p>
            </text:list-item>
          </text:list>
        </text:list-item>
        <text:list-item>
          <text:p text:style-name="P13"><text:span text:style-name="Strong_20_Emphasis">EnrollmentViewSet Tests</text:span></text:p>
        </text:list-item>
      </text:list>
      <text:p text:style-name="P4"><text:span text:style-name="Strong_20_Emphasis"/></text:p>
      <text:list text:continue-numbering="true" text:style-name="L6">
        <text:list-item>
          <text:list>
            <text:list-item>
              <text:list>
                <text:list-item>
                  <text:p text:style-name="P14">Verify that duplicate enrollments for the same student and course are not allowed.</text:p>
                  <text:p text:style-name="P14"/>
                </text:list-item>
              </text:list>
            </text:list-item>
          </text:list>
        </text:list-item>
        <text:list-item>
          <text:p text:style-name="P13"><text:span text:style-name="Strong_20_Emphasis">FeedbackViewSet Tests</text:span></text:p>
          <text:list>
            <text:list-item>
              <text:list>
                <text:list-item>
                  <text:p text:style-name="P14">Ensure that feedback cannot be left for courses in which the student is not enrolled.</text:p>
                  <text:p text:style-name="P14"/>
                </text:list-item>
              </text:list>
            </text:list-item>
          </text:list>
        </text:list-item>
        <text:list-item>
          <text:p text:style-name="P13"><text:soft-page-break/><text:span text:style-name="Strong_20_Emphasis">MessageViewSet Tests</text:span></text:p>
          <text:list>
            <text:list-item>
              <text:list>
                <text:list-item>
                  <text:p text:style-name="P14">Ensure that messages are correctly linked to the author and the <text:span text:style-name="Source_20_Text">reference_id</text:span>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6:11:37.672235128</meta:creation-date>
    <dc:date>2024-08-15T19:33:41.456656106</dc:date>
    <meta:editing-duration>PT7H40M45S</meta:editing-duration>
    <meta:editing-cycles>1</meta:editing-cycles>
    <meta:document-statistic meta:table-count="0" meta:image-count="0" meta:object-count="0" meta:page-count="4" meta:paragraph-count="93" meta:word-count="555" meta:character-count="3502" meta:non-whitespace-character-count="3104"/>
    <meta:generator>LibreOffice/24.2.5.2$Linux_X86_64 LibreOffice_project/420$Build-2</meta:generator>
  </office:meta>
</office:document-meta>
</file>